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06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2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able:cell-range-source table:name="HTML_tables" xlink:type="simple" xlink:href="https://www.valueresearchonline.com/funds/repcard.asp?order=desc&amp;type=1&amp;objective=Equity&amp;returns=R1Year&amp;x=10&amp;y=12" table:filter-name="calc_HTML_WebQuery" table:filter-options="0 0" table:last-column-spanned="8" table:last-row-spanned="11"/>
            <text:p>Fund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aunch</text:p>
          </table:table-cell>
          <table:table-cell table:style-name="ce4" office:value-type="string">
            <text:p>Expense</text:p>
          </table:table-cell>
          <table:table-cell table:style-name="ce4" office:value-type="string">
            <text:p>1-Year(Return)</text:p>
          </table:table-cell>
          <table:table-cell table:style-name="ce4" office:value-type="string">
            <text:p>1-Year(Rank)</text:p>
          </table:table-cell>
          <table:table-cell table:style-name="ce1" office:value-type="string">
            <text:p>Net Assets (Cr)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25" xlink:type="simple">Birla Sun Life MNC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3" xlink:type="simple">EQ-OTH </text:a> </text:p>
          </table:table-cell>
          <table:table-cell table:style-name="ce3" office:value-type="string">
            <text:p>Apr-1994</text:p>
          </table:table-cell>
          <table:table-cell table:style-name="ce2" office:value-type="float" office:value="2.43">
            <text:p>2.43</text:p>
          </table:table-cell>
          <table:table-cell table:style-name="ce2" office:value-type="float" office:value="26.11">
            <text:p>26.1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704">
            <text:p>2704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632" xlink:type="simple">SBI Pharma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7" xlink:type="simple">EQ-PH </text:a> </text:p>
          </table:table-cell>
          <table:table-cell table:style-name="ce3" office:value-type="string">
            <text:p>Jul-1999</text:p>
          </table:table-cell>
          <table:table-cell table:style-name="ce2" office:value-type="float" office:value="2.68">
            <text:p>2.68</text:p>
          </table:table-cell>
          <table:table-cell table:style-name="ce2" office:value-type="float" office:value="20.74">
            <text:p>20.74</text:p>
          </table:table-cell>
          <table:table-cell table:style-name="ce3" office:value-type="string">
            <text:p>2/6</text:p>
          </table:table-cell>
          <table:table-cell table:style-name="ce2" office:value-type="float" office:value="862">
            <text:p>862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4111" xlink:type="simple">Escorts High Yield Equity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1" xlink:type="simple">EQ-SC </text:a> </text:p>
          </table:table-cell>
          <table:table-cell table:style-name="ce3" office:value-type="string">
            <text:p>Dec-2006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19.58">
            <text:p>19.58</text:p>
          </table:table-cell>
          <table:table-cell table:style-name="ce3" office:value-type="string">
            <text:p>5/41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26123" xlink:type="simple">Motilal Oswal MOSt Focused Multicap 35 Fund - Regular Plan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9" xlink:type="simple">EQ-MLC </text:a> </text:p>
          </table:table-cell>
          <table:table-cell table:style-name="ce3" office:value-type="string">
            <text:p>Apr-2014</text:p>
          </table:table-cell>
          <table:table-cell table:style-name="ce2" office:value-type="float" office:value="2.35">
            <text:p>2.35</text:p>
          </table:table-cell>
          <table:table-cell table:style-name="ce2" office:value-type="float" office:value="19.4">
            <text:p>19.4</text:p>
          </table:table-cell>
          <table:table-cell table:style-name="ce3" office:value-type="string">
            <text:p>2/187</text:p>
          </table:table-cell>
          <table:table-cell table:style-name="ce2" office:value-type="float" office:value="2914">
            <text:p>2914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24078" xlink:type="simple">Motilal Oswal MOSt Focused Midcap 30 Fund - Regular Plan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0" xlink:type="simple">EQ-MC </text:a> </text:p>
          </table:table-cell>
          <table:table-cell table:style-name="ce3" office:value-type="string">
            <text:p>Feb-2014</text:p>
          </table:table-cell>
          <table:table-cell table:style-name="ce2" office:value-type="float" office:value="2.63">
            <text:p>2.63</text:p>
          </table:table-cell>
          <table:table-cell table:style-name="ce2" office:value-type="float" office:value="19.28">
            <text:p>19.28</text:p>
          </table:table-cell>
          <table:table-cell table:style-name="ce3" office:value-type="string">
            <text:p>2/78</text:p>
          </table:table-cell>
          <table:table-cell table:style-name="ce2" office:value-type="float" office:value="816">
            <text:p>816</text:p>
          </table:table-cell>
        </table:table-row>
        <table:table-row table:style-name="ro1">
          <table:table-cell table:style-name="ce2" office:value-type="string">
            <text:p><text:a xlink:href="https://www.valueresearchonline.com/funds/newsnapshot.asp?schemecode=5069" xlink:type="simple">DSP BlackRock Micro Cap Fund - Regular Plan</text:a> </text:p>
          </table:table-cell>
          <table:table-cell table:style-name="ce2" office:value-type="string">
            <text:p>4*</text:p>
          </table:table-cell>
          <table:table-cell table:style-name="ce2" office:value-type="string">
            <text:p><text:a xlink:href="https://www.valueresearchonline.com/funds/fundSelector/default.asp?exc=susp%2Cdir%2Cclose&amp;cat=11" xlink:type="simple">EQ-SC </text:a> </text:p>
          </table:table-cell>
          <table:table-cell table:style-name="ce3" office:value-type="string">
            <text:p>Jun-2007</text:p>
          </table:table-cell>
          <table:table-cell table:style-name="ce2" office:value-type="float" office:value="2.41">
            <text:p>2.41</text:p>
          </table:table-cell>
          <table:table-cell table:style-name="ce2" office:value-type="float" office:value="18.84">
            <text:p>18.84</text:p>
          </table:table-cell>
          <table:table-cell table:style-name="ce3" office:value-type="string">
            <text:p>6/41</text:p>
          </table:table-cell>
          <table:table-cell table:style-name="ce2" office:value-type="float" office:value="2191">
            <text:p>2191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544" xlink:type="simple">UTI MNC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3" xlink:type="simple">EQ-OTH </text:a> </text:p>
          </table:table-cell>
          <table:table-cell table:style-name="ce3" office:value-type="string">
            <text:p>Aug-2005</text:p>
          </table:table-cell>
          <table:table-cell table:style-name="ce2" office:value-type="float" office:value="2.75">
            <text:p>2.75</text:p>
          </table:table-cell>
          <table:table-cell table:style-name="ce2" office:value-type="float" office:value="18.31">
            <text:p>18.3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699">
            <text:p>1699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12498" xlink:type="simple">Motilal Oswal MOSt Shares NASDAQ - 100 ETF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21" xlink:type="simple">EQ-INTL </text:a> </text:p>
          </table:table-cell>
          <table:table-cell table:style-name="ce3" office:value-type="string">
            <text:p>Mar-2011</text:p>
          </table:table-cell>
          <table:table-cell table:style-name="ce2" office:value-type="float" office:value="1.06">
            <text:p>1.06</text:p>
          </table:table-cell>
          <table:table-cell table:style-name="ce2" office:value-type="float" office:value="17.68">
            <text:p>17.68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76">
            <text:p>76</text:p>
          </table:table-cell>
        </table:table-row>
        <table:table-row table:style-name="ro1">
          <table:table-cell table:style-name="ce2" office:value-type="string">
            <text:p><text:a xlink:href="https://www.valueresearchonline.com/funds/newsnapshot.asp?schemecode=2662" xlink:type="simple">SBI Magnum Midcap Fund</text:a> </text:p>
          </table:table-cell>
          <table:table-cell table:style-name="ce2" office:value-type="string">
            <text:p>4*</text:p>
          </table:table-cell>
          <table:table-cell table:style-name="ce2" office:value-type="string">
            <text:p><text:a xlink:href="https://www.valueresearchonline.com/funds/fundSelector/default.asp?exc=susp%2Cdir%2Cclose&amp;cat=11" xlink:type="simple">EQ-SC </text:a> </text:p>
          </table:table-cell>
          <table:table-cell table:style-name="ce3" office:value-type="string">
            <text:p>Mar-2005</text:p>
          </table:table-cell>
          <table:table-cell table:style-name="ce2" office:value-type="float" office:value="2.54">
            <text:p>2.54</text:p>
          </table:table-cell>
          <table:table-cell table:style-name="ce2" office:value-type="float" office:value="16.4">
            <text:p>16.4</text:p>
          </table:table-cell>
          <table:table-cell table:style-name="ce3" office:value-type="string">
            <text:p>8/41</text:p>
          </table:table-cell>
          <table:table-cell table:style-name="ce2" office:value-type="float" office:value="1258">
            <text:p>1258</text:p>
          </table:table-cell>
        </table:table-row>
        <table:table-row table:style-name="ro2">
          <table:table-cell table:style-name="ce2" office:value-type="string">
            <text:p><text:a xlink:href="https://www.valueresearchonline.com/funds/newsnapshot.asp?schemecode=2241" xlink:type="simple">Reliance Pharma Fund</text:a> </text:p>
          </table:table-cell>
          <table:table-cell table:style-name="ce2" office:value-type="string">
            <text:p>Unrated</text:p>
          </table:table-cell>
          <table:table-cell table:style-name="ce2" office:value-type="string">
            <text:p><text:a xlink:href="https://www.valueresearchonline.com/funds/fundSelector/default.asp?exc=susp%2Cdir%2Cclose&amp;cat=17" xlink:type="simple">EQ-PH </text:a> </text:p>
          </table:table-cell>
          <table:table-cell table:style-name="ce3" office:value-type="string">
            <text:p>Jun-2004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16.28">
            <text:p>16.28</text:p>
          </table:table-cell>
          <table:table-cell table:style-name="ce3" office:value-type="string">
            <text:p>4/6</text:p>
          </table:table-cell>
          <table:table-cell table:style-name="ce2" office:value-type="float" office:value="1580">
            <text:p>1580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idhar </meta:initial-creator>
    <meta:creation-date>2015-11-14T21:41:12</meta:creation-date>
    <dc:date>2015-11-14T21:43:58</dc:date>
    <dc:creator>Sasidhar </dc:creator>
    <meta:editing-duration>P0D</meta:editing-duration>
    <meta:editing-cycles>1</meta:editing-cycles>
    <meta:document-statistic meta:table-count="3" meta:cell-count="88" meta:object-count="0"/>
    <meta:generator>LibreOffice/3.5$Linux_X86_64 LibreOffice_project/350m1$Build-2</meta:generator>
  </office:meta>
</office:document-meta>
</file>